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38cm" loext:contextual-spacing="false" fo:orphans="2" fo:widows="2" fo:text-indent="0cm" style:auto-text-indent="false" fo:padding="0cm" fo:border="none"/>
    </style:style>
    <style:style style:name="P2"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paragraph-rsid="003147cf"/>
    </style:style>
    <style:style style:name="P3"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paragraph-rsid="0045b061"/>
    </style:style>
    <style:style style:name="P4" style:family="paragraph" style:parent-style-name="Text_20_body">
      <style:paragraph-properties fo:margin-left="0cm" fo:margin-right="0cm" fo:margin-top="0cm" fo:margin-bottom="0.238cm" loext:contextual-spacing="false" fo:text-align="start" style:justify-single-word="false" fo:orphans="2" fo:widows="2" fo:text-indent="0cm" style:auto-text-indent="false" fo:padding="0cm" fo:border="none"/>
      <style:text-properties fo:font-variant="normal" fo:text-transform="none" fo:color="#000000" style:font-name="DejaVu Sans Mono" fo:font-size="9.75pt" fo:letter-spacing="normal" fo:font-style="normal" fo:font-weight="normal" officeooo:rsid="001e0d80" officeooo:paragraph-rsid="001e0d80"/>
    </style:style>
    <style:style style:name="P5"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P6"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style:font-size-asian="8.5pt" style:font-size-complex="8.5pt"/>
    </style:style>
    <style:style style:name="P7"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e529d" style:font-size-asian="8.5pt" style:font-size-complex="8.5pt"/>
    </style:style>
    <style:style style:name="P8"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ccdb4" style:font-size-asian="8.5pt" style:font-size-complex="8.5pt"/>
    </style:style>
    <style:style style:name="P9"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341109" style:font-size-asian="8.5pt" style:font-size-complex="8.5pt"/>
    </style:style>
    <style:style style:name="P10"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45b061" style:font-size-asian="8.5pt" style:font-size-complex="8.5pt"/>
    </style:style>
    <style:style style:name="P11"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P12"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e529d" style:font-size-asian="8.5pt" style:font-weight-asian="bold" style:font-size-complex="8.5pt" style:font-weight-complex="bold"/>
    </style:style>
    <style:style style:name="P13"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ccdb4" style:font-size-asian="8.5pt" style:font-weight-asian="bold" style:font-size-complex="8.5pt" style:font-weight-complex="bold"/>
    </style:style>
    <style:style style:name="P14" style:family="paragraph" style:parent-style-name="Text_20_body">
      <style:paragraph-properties fo:margin-left="0cm" fo:margin-right="0cm" fo:margin-top="0cm" fo:margin-bottom="0.238cm" loext:contextual-spacing="false" fo:text-align="start" style:justify-single-word="false" fo:orphans="2" fo:widows="2" fo:text-indent="0cm" style:auto-text-indent="false" fo:padding="0cm" fo:border="none"/>
      <style:text-properties officeooo:rsid="004450e2" officeooo:paragraph-rsid="004450e2"/>
    </style:style>
    <style:style style:name="P15"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color="#000000" style:font-name="DejaVu Sans Mono" officeooo:paragraph-rsid="00341109"/>
    </style:style>
    <style:style style:name="P16"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rsid="001b67fa" officeooo:paragraph-rsid="0045b061"/>
    </style:style>
    <style:style style:name="P17" style:family="paragraph" style:parent-style-name="Standard">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P18" style:family="paragraph" style:parent-style-name="Text_20_body">
      <style:paragraph-properties fo:margin-left="0cm" fo:margin-right="0cm" fo:margin-top="0cm" fo:margin-bottom="0.238cm" loext:contextual-spacing="false" fo:orphans="2" fo:widows="2" fo:text-indent="0cm" style:auto-text-indent="false" fo:break-before="page" fo:padding="0cm" fo:border="none"/>
      <style:text-properties fo:font-variant="normal" fo:text-transform="none" fo:color="#000000" style:font-name="DejaVu Sans Mono" fo:font-size="8.5pt" fo:letter-spacing="normal" fo:font-style="normal" fo:font-weight="bold" officeooo:paragraph-rsid="0045b061" style:font-size-asian="8.5pt" style:font-weight-asian="bold" style:font-size-complex="8.5pt" style:font-weight-complex="bold"/>
    </style:style>
    <style:style style:name="P19"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9d4da" officeooo:paragraph-rsid="00341109" style:font-size-asian="8.5pt" style:font-size-complex="8.5pt"/>
    </style:style>
    <style:style style:name="P20" style:family="paragraph" style:parent-style-name="Standard">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9d4da" officeooo:paragraph-rsid="0045b061" style:font-size-asian="8.5pt" style:font-size-complex="8.5pt"/>
    </style:style>
    <style:style style:name="T1" style:family="text">
      <style:text-properties fo:font-variant="normal" fo:text-transform="none" fo:color="#000000" style:font-name="DejaVu Sans Mono" fo:font-size="8.5pt" fo:letter-spacing="normal" fo:font-style="normal" fo:font-weight="normal" style:font-size-asian="8.5pt" style:font-size-complex="8.5pt"/>
    </style:style>
    <style:style style:name="T2" style:family="text">
      <style:text-properties fo:font-variant="normal" fo:text-transform="none" fo:color="#000000" style:font-name="DejaVu Sans Mono" fo:font-size="8.5pt" fo:letter-spacing="normal" fo:font-style="normal" fo:font-weight="normal" officeooo:rsid="001c4ace" style:font-size-asian="8.5pt" style:font-size-complex="8.5pt"/>
    </style:style>
    <style:style style:name="T3" style:family="text">
      <style:text-properties fo:font-variant="normal" fo:text-transform="none" fo:color="#000000" style:font-name="DejaVu Sans Mono" fo:font-size="8.5pt" fo:letter-spacing="normal" fo:font-style="normal" fo:font-weight="normal" officeooo:rsid="003147cf" style:font-size-asian="8.5pt" style:font-size-complex="8.5pt"/>
    </style:style>
    <style:style style:name="T4" style:family="text">
      <style:text-properties fo:font-variant="normal" fo:text-transform="none" fo:color="#000000" style:font-name="DejaVu Sans Mono" fo:font-size="8.5pt" fo:letter-spacing="normal" fo:font-style="normal" fo:font-weight="normal" officeooo:rsid="003a4dfa" style:font-size-asian="8.5pt" style:font-size-complex="8.5pt"/>
    </style:style>
    <style:style style:name="T5" style:family="text">
      <style:text-properties fo:font-variant="normal" fo:text-transform="none" fo:color="#000000" style:font-name="DejaVu Sans Mono" fo:font-size="8.5pt" fo:letter-spacing="normal" fo:font-style="normal" fo:font-weight="normal" officeooo:rsid="003c3e3f" style:font-size-asian="8.5pt" style:font-size-complex="8.5pt"/>
    </style:style>
    <style:style style:name="T6" style:family="text">
      <style:text-properties fo:font-variant="normal" fo:text-transform="none" fo:color="#000000" style:font-name="DejaVu Sans Mono" fo:font-size="8.5pt" fo:letter-spacing="normal" fo:font-style="normal" fo:font-weight="normal" officeooo:rsid="004088c8" style:font-size-asian="8.5pt" style:font-size-complex="8.5pt"/>
    </style:style>
    <style:style style:name="T7" style:family="text">
      <style:text-properties fo:font-variant="normal" fo:text-transform="none" fo:color="#000000" style:font-name="DejaVu Sans Mono" fo:font-size="8.5pt" fo:letter-spacing="normal" fo:font-style="normal" fo:font-weight="normal" officeooo:rsid="00417940" style:font-size-asian="8.5pt" style:font-size-complex="8.5pt"/>
    </style:style>
    <style:style style:name="T8" style:family="text">
      <style:text-properties fo:font-variant="normal" fo:text-transform="none" fo:color="#000000" style:font-name="DejaVu Sans Mono" fo:font-size="8.5pt" fo:letter-spacing="normal" fo:font-style="normal" fo:font-weight="normal" officeooo:rsid="0041afaa" style:font-size-asian="8.5pt" style:font-size-complex="8.5pt"/>
    </style:style>
    <style:style style:name="T9" style:family="text">
      <style:text-properties fo:font-variant="normal" fo:text-transform="none" fo:color="#000000" style:font-name="DejaVu Sans Mono" fo:font-size="8.5pt" fo:letter-spacing="normal" fo:font-style="normal" fo:font-weight="normal" style:font-size-asian="8.5pt" style:font-weight-asian="normal" style:font-size-complex="8.5pt" style:font-weight-complex="normal"/>
    </style:style>
    <style:style style:name="T10" style:family="text">
      <style:text-properties fo:font-variant="normal" fo:text-transform="none" fo:color="#000000" style:font-name="DejaVu Sans Mono" fo:font-size="8.5pt" fo:letter-spacing="normal" fo:font-style="normal" fo:font-weight="normal" style:font-size-asian="8.5pt" style:font-weight-asian="bold" style:font-size-complex="8.5pt" style:font-weight-complex="bold"/>
    </style:style>
    <style:style style:name="T11" style:family="text">
      <style:text-properties fo:font-variant="normal" fo:text-transform="none" fo:color="#000000" style:font-name="DejaVu Sans Mono" fo:font-size="8.5pt" fo:letter-spacing="normal" fo:font-style="normal" fo:font-weight="bold" style:font-size-asian="8.5pt" style:font-style-asian="normal" style:font-weight-asian="bold" style:font-size-complex="8.5pt" style:font-style-complex="normal" style:font-weight-complex="bold"/>
    </style:style>
    <style:style style:name="T12" style:family="text">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T13" style:family="text">
      <style:text-properties fo:font-variant="normal" fo:text-transform="none" fo:color="#000000" style:font-name="DejaVu Sans Mono" fo:font-size="8.5pt" fo:letter-spacing="normal" fo:font-style="normal" fo:font-weight="bold" officeooo:rsid="003147cf" style:font-size-asian="8.5pt" style:font-weight-asian="bold" style:font-size-complex="8.5pt" style:font-weight-complex="bold"/>
    </style:style>
    <style:style style:name="T14" style:family="text">
      <style:text-properties fo:font-variant="normal" fo:text-transform="none" fo:color="#000000" style:font-name="DejaVu Sans Mono" fo:font-size="8.5pt" fo:letter-spacing="normal" fo:font-style="italic" fo:font-weight="normal" style:font-size-asian="8.5pt" style:font-style-asian="italic" style:font-size-complex="8.5pt" style:font-style-complex="italic"/>
    </style:style>
    <style:style style:name="T15" style:family="text">
      <style:text-properties fo:font-variant="normal" fo:text-transform="none" fo:font-size="8.5pt" fo:letter-spacing="normal" fo:font-style="normal" fo:font-weight="normal" officeooo:rsid="0019d4da" style:font-size-asian="8.5pt" style:font-size-complex="8.5pt"/>
    </style:style>
    <style:style style:name="T16" style:family="text">
      <style:text-properties fo:font-weight="bold" style:font-weight-asian="bold" style:font-weight-complex="bold"/>
    </style:style>
    <style:style style:name="T17" style:family="text">
      <style:text-properties fo:font-weight="bold" officeooo:rsid="0015201e" style:font-weight-asian="bold" style:font-weight-complex="bold"/>
    </style:style>
    <style:style style:name="T18" style:family="text">
      <style:text-properties officeooo:rsid="0019d4da"/>
    </style:style>
    <style:style style:name="T19" style:family="text">
      <style:text-properties fo:font-size="8.5pt" style:font-size-asian="8.5pt" style:font-size-complex="8.5pt"/>
    </style:style>
    <style:style style:name="T20" style:family="text">
      <style:text-properties officeooo:rsid="0020db6f"/>
    </style:style>
    <style:style style:name="T21" style:family="text">
      <style:text-properties officeooo:rsid="0025baf5"/>
    </style:style>
    <style:style style:name="T22" style:family="text">
      <style:text-properties officeooo:rsid="0026097a"/>
    </style:style>
    <style:style style:name="T23" style:family="text">
      <style:text-properties style:font-name="DejaVu Sans Mono" fo:font-size="8.5pt" style:font-size-asian="8.5pt" style:font-size-complex="8.5pt"/>
    </style:style>
    <style:style style:name="T24" style:family="text">
      <style:text-properties officeooo:rsid="0042aeb7"/>
    </style:style>
    <style:style style:name="T25" style:family="text">
      <style:text-properties officeooo:rsid="004f829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 text:c="28"/><text:span text:style-name="T16">DESIGNED MIND </text:span><text:span text:style-name="T17">SYMPOSIUM </text:span><text:span text:style-name="T16">2017</text:span><text:line-break/> <text:s text:c="33"/>CALL FOR PAPERS</text:p>
      <text:p text:style-name="P5"><text:s text:c="25"/><text:span text:style-name="T20">Exploring</text:span> the <text:span text:style-name="T18">f</text:span>unction, <text:span text:style-name="T18">e</text:span>volution<text:line-break/> <text:s text:c="25"/>&amp; <text:span text:style-name="T18">i</text:span>mplementation of <text:span text:style-name="T18">c</text:span>onsciousness</text:p>
      <text:p text:style-name="P5"><text:s text:c="22"/>Informatics Forum, University of Edinburgh<text:line-break/> <text:s text:c="32"/>Edinburgh, Scotland<text:line-break/> <text:s text:c="33"/>8-9 November 2017</text:p>
      <text:p text:style-name="P4"><text:span text:style-name="T19"><text:s text:c="31"/></text:span><text:a xlink:type="simple" xlink:href="http://designedmind.org/" text:style-name="Internet_20_link" text:visited-style-name="Visited_20_Internet_20_Link"><text:span text:style-name="T19">http://designedmind.org</text:span></text:a></text:p>
      <text:p text:style-name="P6"/>
      <text:p text:style-name="P12">KEYNOTE SPEAKERS</text:p>
      <text:p text:style-name="P7">Daniel C. Dennett, Tufts University<text:line-break/>Michael Graziano, Princeton University</text:p>
      <text:p text:style-name="P11">REPRESENTING OURSELVES</text:p>
      <text:p text:style-name="P6">The fact that I have subjective experience is quite mysterious. It seems to be a “further fact” about me, surplus to all the conceivable functional facts. I can imagine a machine with the same outward behaviour, yet lacking an inner life. These intuitions are compelling, and lead many to suspect that a theory of consciousness will require a new kind of science, perhaps one which posits consciousness as an all-pervasive feature of the universe. We may have to identify consciousness with some kind of information processing or informational complexity, with no real insight into why such an identification makes sense, or accept consciousness as an epiphenomenon, present whenever certain kinds of processes are present. <text:span text:style-name="T24">Yet t</text:span>hese <text:span text:style-name="T21">prospects seem to </text:span>offer little <text:span text:style-name="T24">in the way of</text:span> explanation, and relegate consciousness to a passive role, with not much to do except come along for the ride.</text:p>
      <text:p text:style-name="P2"><text:span text:style-name="T1">These intuitions also neglect a crucial fact about our behaviour, namely that consciousness is much of the </text:span><text:span text:style-name="Emphasis"><text:span text:style-name="T11">subject matter</text:span></text:span><text:span text:style-name="Emphasis"><text:span text:style-name="T1"> </text:span></text:span><text:span text:style-name="T1">of what we say and do. We describe the world </text:span><text:span text:style-name="Emphasis"><text:span text:style-name="T14">from a vantage point</text:span></text:span><text:span text:style-name="T1">, contrast how things </text:span><text:span text:style-name="Emphasis"><text:span text:style-name="T14">seem </text:span></text:span><text:span text:style-name="T1">from that vantage point with how we believe the world to be, summarise our goals and plans, explain the world around us in terms of possibilities for action, and justify the actions we take in terms of consciously held beliefs, desires and feelings. While we intuit strongly that such “consciousness talk” — elaborate behaviour oriented around an ostensibly private mental life — could somehow happen without “real” consciousness inside, we remain curiously oblivious to the fact that if </text:span><text:span text:style-name="Emphasis"><text:span text:style-name="T9">our</text:span></text:span><text:span text:style-name="Emphasis"><text:span text:style-name="T1"> </text:span></text:span><text:span text:style-name="Emphasis"><text:span text:style-name="T13">own</text:span></text:span><text:span text:style-name="Emphasis"><text:span text:style-name="T3"> </text:span></text:span><text:span text:style-name="T1">consciousness talk is ever to be </text:span><text:span text:style-name="T3">a consequence of our</text:span><text:span text:style-name="T1"> </text:span><text:span text:style-name="T3">own </text:span><text:span text:style-name="Emphasis"><text:span text:style-name="T10">“real”</text:span></text:span><text:span text:style-name="Emphasis"><text:span text:style-name="T1"> </text:span></text:span><text:span text:style-name="Emphasis"><text:span text:style-name="T3">consciousness,</text:span></text:span><text:span text:style-name="T1"> then it can only be that the latter is </text:span><text:span text:style-name="T5">in fact </text:span><text:span text:style-name="T4">a psychological</text:span><text:span text:style-name="T1"> mechanism taking place in the physical world.</text:span></text:p>
      <text:p text:style-name="P1"><text:span text:style-name="T6">This has led some researchers to suggest that it </text:span><text:span text:style-name="T1">is </text:span><text:span text:style-name="T14">these behaviours</text:span><text:span text:style-name="T1"> that are the proper target, or explanandum, of a science of consciousness. Modern theories along </text:span><text:span text:style-name="T7">such</text:span><text:span text:style-name="T1"> lines, developed by Daniel Dennett and others, propose that we understand </text:span><text:span text:style-name="T8">conscious experience</text:span><text:span text:style-name="T1"> as the </text:span><text:span text:style-name="Emphasis"><text:span text:style-name="T14">content</text:span></text:span><text:span text:style-name="Emphasis"><text:span text:style-name="T1"> </text:span></text:span><text:span text:style-name="T1">of an internal self-model. What we intuit as a “private realm” is a control mechanism operating in the public world: a brain's way of representing the organism as a </text:span><text:span text:style-name="T2">situated</text:span><text:span text:style-name="T1"> agent, a reflective self-representation designed by evolution to enable new levels of autonomy, self-monitoring and deliberative action. By representing not only the world and its affordances for action, but also ourselves as embodied agents in the world, and ultimately ourselves as </text:span><text:span text:style-name="Emphasis"><text:span text:style-name="T14">representers</text:span></text:span><text:span text:style-name="T1">, the evolving brain converged on the </text:span><text:span text:style-name="Emphasis"><text:span text:style-name="T14">self</text:span></text:span><text:span text:style-name="Emphasis"><text:span text:style-name="T1"> </text:span></text:span><text:span text:style-name="T1">as the solution to a control problem. We cannot easily appreciate the self-model-within-a-world-model </text:span><text:span text:style-name="Emphasis"><text:span text:style-name="T12">as</text:span></text:span><text:span text:style-name="Emphasis"><text:span text:style-name="T1"> </text:span></text:span><text:span text:style-name="T1">a model, because “we” only exist in virtue of the model, as its central feature.</text:span></text:p>
      <text:p text:style-name="P6">The symposium is a forum to elaborate, discuss and critique this emerging scientific picture of consciousness as a form of reflective <text:span text:style-name="T22">self-representation</text:span>. We invite perspectives from philosophy, psychology, neuroscience and informatics.</text:p>
      <text:p text:style-name="P11">SUBMISSION GUIDELINES</text:p>
      <text:p text:style-name="P1"><text:span text:style-name="T1">We invite submissions of high-quality short papers for presentation at the symposium. Papers should be in PDF format and no more than 4,000 words in length. Please prepare your submission for blind review and submit via EasyChair at </text:span><text:a xlink:type="simple" xlink:href="https://easychair.org/conferences/?conf=dm2017" text:style-name="Internet_20_link" text:visited-style-name="Visited_20_Internet_20_Link"><text:span text:style-name="T23">https://easychair.org/conferences/?conf=dm2017</text:span></text:a><text:span text:style-name="T1">. Authors of accepted papers will have their registration fees waived.</text:span></text:p>
      <text:p text:style-name="P14"><text:span text:style-name="T1">A list of suggested topics and themes can be found at </text:span><text:a xlink:type="simple" xlink:href="http://designedmind.org/" text:style-name="Internet_20_link" text:visited-style-name="Visited_20_Internet_20_Link">http://designedmind.org</text:a><text:span text:style-name="T1">.</text:span></text:p>
      <text:p text:style-name="P6"><text:soft-page-break/>After the symposium, there will be an open call for full-length (8,000 word) papers for publication as a collected volume or journal special issue (details forthcoming).</text:p>
      <text:p text:style-name="P13">IMPORTANT DATES</text:p>
      <text:p text:style-name="P8">Registration opens: <text:tab/><text:tab/><text:tab/> <text:span text:style-name="T25">1</text:span> <text:span text:style-name="T25">June</text:span> 2017<text:line-break/>Submission deadline: <text:tab/><text:tab/>30 July 2017<text:line-break/>Notification of acceptance:<text:tab/><text:tab/> 9 September 2017<text:line-break/>Early registration deadline:<text:tab/>15 September 2017<text:line-break/>Designed Mind symposium: <text:tab/> <text:s text:c="5"/>8-9 November 2017<text:line-break/>Expecting Ourselves workshop: <text:tab/>10 November 2017</text:p>
      <text:p text:style-name="P11">SPEAKER BIOS</text:p>
      <text:p text:style-name="P6">Daniel C. Dennett, author of Consciousness Explained (Little, Brown and Co., 1991), Freedom Evolves (Viking Penguin, 2003) and Darwin's Dangerous Idea (Simon &amp; Schuster, 1995), is University Professor and Austin B. Fletcher Professor of Philosophy, and Co-Director of the Center for Cognitive Studies at Tufts University.</text:p>
      <text:p text:style-name="P6">Michael Graziano, author of Consciousness and the Social Brain (Oxford University Press, 2013) is Professor of Psychology and Neuroscience at Princeton University.</text:p>
      <text:p text:style-name="P11">AFFILIATED WORKSHOP</text:p>
      <text:p text:style-name="P1"><text:span text:style-name="T1">The symposium will be followed by Expecting Ourselves: Prediction, Action, and the Embodied Mind, also in the Informatics Forum. Registration will be separate for this event. See </text:span><text:a xlink:type="simple" xlink:href="http://www.x-spect.org/first-project-workshop.html" text:style-name="Internet_20_link" text:visited-style-name="Visited_20_Internet_20_Link"><text:span text:style-name="T23">http://www.x-spect.org/first-project-workshop.html</text:span></text:a><text:span text:style-name="T1">.</text:span></text:p>
      <text:p text:style-name="P13">ORGANISING COMMITTEE</text:p>
      <text:p text:style-name="P9">Programme Chair: <text:s text:c="7"/>Roly Perera (University of Edinburgh)<text:line-break/>Publication Chairs: <text:s text:c="4"/>Takuya Nikawa (Chiba University)<text:line-break/> <text:s text:c="23"/>Max Jones (University of Bristol)<text:line-break/>Publicity Chair: <text:s text:c="7"/>Aïda Elamrani Raoult (Institut Jean Nicod)</text:p>
      <text:p text:style-name="P15"><text:span text:style-name="T15">For general enquiries email </text:span><text:a xlink:type="simple" xlink:href="mailto:info@designedmind.org" text:style-name="Internet_20_link" text:visited-style-name="Visited_20_Internet_20_Link"><text:span text:style-name="T15">info@designedmind.org</text:span></text:a><text:span text:style-name="T15">.</text:span></text:p>
      <text:p text:style-name="P19"/>
      <text:p text:style-name="P18">THEMES AND TOPICS</text:p>
      <text:p text:style-name="P10">The following list of topics is not meant to constrain, but merely to highlight areas where we feel there are important issues or opportunities to make progress:</text:p>
      <text:p text:style-name="P3"><text:span text:style-name="Strong_20_Emphasis"><text:span text:style-name="T12">Confronting the “further fact” intuition.</text:span></text:span><text:span text:style-name="Strong_20_Emphasis"><text:span text:style-name="T1"> </text:span></text:span><text:span text:style-name="T1">The further-fact intuition is so compelling that it is often held to be self-evident. It underlies not only David Chalmer's Hard Problem, but also the plausibility of philosophical zombies and inverted spectra. Yet according to the functionalist view, it is false. A challenge for the functionalist story then is to explain </text:span><text:span text:style-name="Emphasis"><text:span text:style-name="T14">why</text:span></text:span><text:span text:style-name="Emphasis"><text:span text:style-name="T1"> </text:span></text:span><text:span text:style-name="T1">it seems so obvious that consciousness is something non-functional, if it is precisely the opposite.</text:span></text:p>
      <text:p text:style-name="P16"><text:span text:style-name="Strong_20_Emphasis"><text:span text:style-name="T12">Brain homologies and animal consciousness. </text:span></text:span><text:span text:style-name="T1">Brain structures implicated in consciousness in humans evolved tens of millions of years ago. Many neuroscientists have argued that we will find (primitives forms of) consciousness wherever we find homologous structures. These claims seem to be in tension with accounts that associate consciousness with specific forms of autonomy and behavioural flexibility. Are these homology arguments too quick to ascribe consciousness?</text:span></text:p>
      <text:p text:style-name="P3"><text:span text:style-name="Strong_20_Emphasis"><text:span text:style-name="T12">Role of language.</text:span></text:span><text:span text:style-name="Strong_20_Emphasis"><text:span text:style-name="T1"> </text:span></text:span><text:span text:style-name="T1">If homology arguments can seem overly liberal, behavioural accounts risk being overly conservative, in linking consciousness to self-reports and inevitably to language. Nevertheless, in the animal kingdom, the human behavioural phenotype is uniquely flexible. What evidence is there relating the evolution of consciousness to the evolution of language and to this enhanced flexibility? Michael Arbib for example has argued that consciousness evolved in part to explicitly represent and communicate précis of intended behaviour.</text:span></text:p>
      <text:p text:style-name="P3"><text:span text:style-name="Strong_20_Emphasis"><text:span text:style-name="T12">Consciousness and free will. </text:span></text:span><text:span text:style-name="T1">According to Daniel Dennett, consciousness situates a virtual agent at the centre of a world of behavioural possibilities which can be assessed and compared with explicitly considered goals. This suggests a deep connection to free will: by allowing an agent to act </text:span><text:span text:style-name="Emphasis"><text:span text:style-name="T14">deliberatively</text:span></text:span><text:span text:style-name="T1">, consciousness enables </text:span><text:span text:style-name="Emphasis"><text:span text:style-name="T14">deliberate</text:span></text:span><text:span text:style-name="Emphasis"><text:span text:style-name="T1"> </text:span></text:span><text:span text:style-name="T1">action, action that is imagined and evaluated before it takes place and assessed and re-evaluated after it has taken place. Is it possible to be conscious and not free in this sense? What are the implications for animal consciousness?</text:span></text:p>
      <text:p text:style-name="P3"><text:span text:style-name="Strong_20_Emphasis"><text:span text:style-name="T12">Consciousness as meta-representation.</text:span></text:span><text:span text:style-name="Strong_20_Emphasis"><text:span text:style-name="T1"> </text:span></text:span><text:span text:style-name="T1">A recurring theme in the emerging scientific picture is that consciousness is a form of reflective modelling of our own capabilities. For example Michael Graziano proposes that as well as attending, the brain represents its own attention. Other propose that qualia are to be understood as perceptual meta-representations. Again, are there implications for animal consciousness? What evidence is there that some animals can represent their own attention, or their own percepts?</text:span></text:p>
      <text:p text:style-name="P3"><text:span text:style-name="Strong_20_Emphasis"><text:span text:style-name="T12">Cartesian functionalism.</text:span></text:span><text:span text:style-name="Strong_20_Emphasis"><text:span text:style-name="T1"> </text:span></text:span><text:span text:style-name="T1">Dennett has been an outspoken critic of “Cartesian materialism”, the idea that everything “comes together” for consciousness in some kind of internal re-presentation. A key question for functionalism is deciding which parts of the Cartesian image are to to be discarded and which retained as valid components of a plausible folk theory or mature neuroscience of consciousness.</text:span></text:p>
      <text:p text:style-name="P3"><text:span text:style-name="Strong_20_Emphasis"><text:span text:style-name="T12">Conscious machines.</text:span></text:span><text:span text:style-name="Strong_20_Emphasis"><text:span text:style-name="T1"> </text:span></text:span><text:span text:style-name="T1">A mechanistic theory of consciousness is, by definition, something which can be implemented. This raises the prospect of testing theories of consciousness through implementation. Conversely, what can theories of consciousness tell us about how to implement conscious machines?</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shadow="none" style:writing-mode="pag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3:23:21.763955410</meta:creation-date>
    <dc:date>2017-04-27T14:13:15.532030199</dc:date>
    <meta:editing-duration>PT2H27M55S</meta:editing-duration>
    <meta:editing-cycles>53</meta:editing-cycles>
    <meta:generator>LibreOffice/5.3.1.2$Linux_X86_64 LibreOffice_project/30m0$Build-2</meta:generator>
    <meta:document-statistic meta:table-count="0" meta:image-count="0" meta:object-count="0" meta:page-count="3" meta:paragraph-count="34" meta:word-count="1277" meta:character-count="8962" meta:non-whitespace-character-count="7426"/>
  </office:meta>
</office:document-meta>
</file>